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fill-color="#e6e6e6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solid" draw:fill-color="#008000" draw:textarea-horizontal-align="center" draw:textarea-vertical-align="middle"/>
    </style:style>
    <style:style style:name="gr9" style:family="graphic" style:parent-style-name="standard">
      <style:graphic-properties draw:fill="solid" draw:fill-color="#ff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21cm" svg:height="6.35cm" svg:x="4.175cm" svg:y="2.905cm">
          <text:p/>
        </draw:rect>
        <draw:rect draw:style-name="gr2" draw:text-style-name="P1" draw:layer="layout" svg:width="27.94cm" svg:height="4.445cm" svg:x="4.81cm" svg:y="4.175cm">
          <text:p/>
        </draw:rect>
        <draw:rect draw:style-name="gr3" draw:text-style-name="P1" draw:id="id2" draw:layer="layout" svg:width="5.715cm" svg:height="1.905cm" svg:x="6.715cm" svg:y="15.605cm">
          <text:p text:style-name="P1">Multi tennant </text:p>
          <text:p text:style-name="P1">Asterisk server</text:p>
        </draw:rect>
        <draw:connector draw:style-name="gr4" draw:text-style-name="P1" draw:layer="layout" draw:type="line" svg:x1="8.937cm" svg:y1="7.349cm" svg:x2="9.572cm" svg:y2="15.605cm" draw:start-shape="id1" draw:start-glue-point="0" draw:end-shape="id2" draw:end-glue-point="0" svg:d="m8937 7349 635 8256">
          <text:p text:style-name="P1">AMI</text:p>
        </draw:connector>
        <draw:connector draw:style-name="gr4" draw:text-style-name="P1" draw:layer="layout" draw:type="line" svg:x1="8.937cm" svg:y1="7.349cm" svg:x2="7.667cm" svg:y2="13.065cm" draw:start-shape="id1" draw:start-glue-point="0" draw:end-shape="id3" draw:end-glue-point="0" svg:d="m8937 7349-1270 5716">
          <text:p text:style-name="P1">AMI</text:p>
        </draw:connector>
        <draw:frame draw:style-name="gr5" draw:layer="layout" svg:width="6.137cm" svg:height="0.962cm" svg:x="4.175cm" svg:y="2.905cm">
          <draw:text-box>
            <text:p>Synapse datacenter</text:p>
          </draw:text-box>
        </draw:frame>
        <draw:rect draw:style-name="gr6" draw:text-style-name="P1" draw:layer="layout" svg:width="8.84cm" svg:height="6.985cm" svg:x="24.495cm" svg:y="12.43cm">
          <text:p/>
        </draw:rect>
        <draw:rect draw:style-name="gr6" draw:text-style-name="P1" draw:layer="layout" svg:width="8.89cm" svg:height="6.985cm" svg:x="14.335cm" svg:y="12.43cm">
          <text:p/>
        </draw:rect>
        <draw:rect draw:style-name="gr2" draw:text-style-name="P1" draw:id="id5" draw:layer="layout" svg:width="7.62cm" svg:height="3.175cm" svg:x="25.13cm" svg:y="13.065cm">
          <text:p/>
        </draw:rect>
        <draw:frame draw:style-name="gr5" draw:layer="layout" svg:width="6.179cm" svg:height="0.962cm" svg:x="14.335cm" svg:y="18.453cm">
          <draw:text-box>
            <text:p>Desktop customer A</text:p>
          </draw:text-box>
        </draw:frame>
        <draw:frame draw:style-name="gr5" draw:layer="layout" svg:width="6.916cm" svg:height="0.962cm" svg:x="24.495cm" svg:y="18.453cm">
          <draw:text-box>
            <text:p>Call center customer B</text:p>
          </draw:text-box>
        </draw:frame>
        <draw:rect draw:style-name="gr7" draw:text-style-name="P2" draw:id="id4" draw:layer="layout" svg:width="6.985cm" svg:height="0.635cm" svg:x="25.13cm" svg:y="17.51cm">
          <text:p text:style-name="P1"><text:span text:style-name="T1">Marquee with call info</text:span></text:p>
        </draw:rect>
        <draw:connector draw:style-name="gr4" draw:text-style-name="P1" draw:layer="layout" draw:type="line" svg:x1="28.622cm" svg:y1="17.51cm" svg:x2="28.94cm" svg:y2="16.24cm" draw:start-shape="id4" draw:end-shape="id5" draw:end-glue-point="2" svg:d="m28622 17510 318-1270">
          <text:p text:style-name="P1">Serial cable</text:p>
        </draw:connector>
        <draw:connector draw:style-name="gr4" draw:text-style-name="P1" draw:layer="layout" draw:type="line" svg:x1="28.94cm" svg:y1="13.7cm" svg:x2="28.94cm" svg:y2="7.985cm" draw:start-shape="id6" draw:start-glue-point="0" draw:end-shape="id7" draw:end-glue-point="2" svg:d="m28940 13700v-5715">
          <text:p text:style-name="P1">TCP/JSON</text:p>
        </draw:connector>
        <draw:rect draw:style-name="gr8" draw:text-style-name="P1" draw:id="id8" draw:layer="layout" svg:width="7.62cm" svg:height="5.08cm" svg:x="14.97cm" svg:y="13.065cm">
          <text:p text:style-name="P1">Web browser</text:p>
        </draw:rect>
        <draw:connector draw:style-name="gr4" draw:text-style-name="P1" draw:layer="layout" draw:type="line" svg:x1="18.78cm" svg:y1="13.065cm" svg:x2="18.78cm" svg:y2="7.985cm" draw:start-shape="id8" draw:start-glue-point="0" draw:end-shape="id9" svg:d="m18780 13065v-5080">
          <text:p text:style-name="P1">HTTP/JSON</text:p>
        </draw:connector>
        <draw:rect draw:style-name="gr9" draw:text-style-name="P1" draw:id="id6" draw:layer="layout" svg:width="6.35cm" svg:height="0.635cm" svg:x="25.765cm" svg:y="13.7cm">
          <text:p text:style-name="P1">tcp/json connector</text:p>
        </draw:rect>
        <draw:rect draw:style-name="gr9" draw:text-style-name="P1" draw:id="id7" draw:layer="layout" svg:width="6.35cm" svg:height="0.635cm" svg:x="25.765cm" svg:y="7.35cm">
          <text:p text:style-name="P1">tcp/json connector</text:p>
        </draw:rect>
        <draw:rect draw:style-name="gr9" draw:text-style-name="P1" draw:id="id9" draw:layer="layout" svg:width="6.35cm" svg:height="0.635cm" svg:x="15.605cm" svg:y="7.35cm">
          <text:p text:style-name="P1">http/json connector</text:p>
        </draw:rect>
        <draw:rect draw:style-name="gr9" draw:text-style-name="P1" draw:layer="layout" svg:width="6.35cm" svg:height="0.635cm" svg:x="15.605cm" svg:y="13.7cm">
          <text:p text:style-name="P1">synapse.js connector</text:p>
        </draw:rect>
        <draw:rect draw:style-name="gr9" draw:text-style-name="P1" draw:layer="layout" svg:width="6.35cm" svg:height="0.635cm" svg:x="15.605cm" svg:y="14.335cm">
          <text:p text:style-name="P1">asterisk.html</text:p>
        </draw:rect>
        <draw:rect draw:style-name="gr9" draw:text-style-name="P1" draw:layer="layout" svg:width="26.67cm" svg:height="0.636cm" svg:x="5.445cm" svg:y="6.08cm">
          <text:p text:style-name="P1">asterisk module</text:p>
        </draw:rect>
        <draw:rect draw:style-name="gr9" draw:text-style-name="P1" draw:id="id1" draw:layer="layout" svg:width="6.985cm" svg:height="0.636cm" svg:x="5.445cm" svg:y="7.349cm">
          <text:p text:style-name="P1">ami connector</text:p>
        </draw:rect>
        <draw:rect draw:style-name="gr9" draw:text-style-name="P1" draw:layer="layout" svg:width="7.62cm" svg:height="0.635cm" svg:x="24.495cm" svg:y="4.81cm">
          <text:p text:style-name="P1">Asterisk-marquee module</text:p>
        </draw:rect>
        <draw:rect draw:style-name="gr6" draw:text-style-name="P1" draw:layer="layout" svg:width="8.89cm" svg:height="6.985cm" svg:x="4.175cm" svg:y="12.43cm">
          <text:p/>
        </draw:rect>
        <draw:frame draw:style-name="gr5" draw:layer="layout" svg:width="5.18cm" svg:height="0.962cm" svg:x="4.175cm" svg:y="18.453cm">
          <draw:text-box>
            <text:p>VOIP datacenter</text:p>
          </draw:text-box>
        </draw:frame>
        <draw:rect draw:style-name="gr3" draw:text-style-name="P1" draw:id="id3" draw:layer="layout" svg:width="5.715cm" svg:height="1.905cm" svg:x="4.81cm" svg:y="13.065cm">
          <text:p text:style-name="P1">Multi tennant</text:p>
          <text:p text:style-name="P1">asterisk server</text:p>
        </draw:rect>
        <draw:rect draw:style-name="gr9" draw:text-style-name="P1" draw:layer="layout" svg:width="6.35cm" svg:height="0.635cm" svg:x="25.765cm" svg:y="14.97cm">
          <text:p text:style-name="P1">Marquee modul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30T15:10:18</meta:creation-date>
    <dc:date>2010-09-21T01:58:48</dc:date>
    <meta:editing-duration>PT00H48M40S</meta:editing-duration>
    <meta:editing-cycles>4</meta:editing-cycles>
    <meta:generator>OpenOffice.org/3.2$Linux OpenOffice.org_project/320m12$Build-9483</meta:generator>
    <meta:document-statistic meta:object-count="28"/>
  </office:meta>
</office:document-meta>
</file>